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1ad" officeooo:paragraph-rsid="001251ad"/>
    </style:style>
    <style:style style:name="P2" style:family="paragraph" style:parent-style-name="Standard">
      <style:text-properties officeooo:rsid="001358e3" officeooo:paragraph-rsid="001358e3"/>
    </style:style>
    <style:style style:name="P3" style:family="paragraph" style:parent-style-name="Standard">
      <style:text-properties officeooo:rsid="0015dfaa" officeooo:paragraph-rsid="0015dfaa"/>
    </style:style>
    <style:style style:name="P4" style:family="paragraph" style:parent-style-name="Standard">
      <style:text-properties officeooo:rsid="001d7cb7" officeooo:paragraph-rsid="001d7cb7"/>
    </style:style>
    <style:style style:name="P5" style:family="paragraph" style:parent-style-name="Standard">
      <style:text-properties officeooo:rsid="001f461d" officeooo:paragraph-rsid="001f461d"/>
    </style:style>
    <style:style style:name="P6" style:family="paragraph" style:parent-style-name="Standard">
      <style:text-properties officeooo:rsid="002393df" officeooo:paragraph-rsid="0027f0e1"/>
    </style:style>
    <style:style style:name="P7" style:family="paragraph" style:parent-style-name="Standard">
      <style:text-properties officeooo:rsid="00299508" officeooo:paragraph-rsid="00299508"/>
    </style:style>
    <style:style style:name="P8" style:family="paragraph" style:parent-style-name="Standard">
      <style:text-properties fo:font-size="24pt" officeooo:rsid="0015dfaa" officeooo:paragraph-rsid="0015dfaa" style:font-size-asian="24pt" style:font-size-complex="24pt"/>
    </style:style>
    <style:style style:name="P9" style:family="paragraph" style:parent-style-name="Standard">
      <style:text-properties officeooo:rsid="002dba7d" officeooo:paragraph-rsid="002dba7d"/>
    </style:style>
    <style:style style:name="P10" style:family="paragraph" style:parent-style-name="Standard">
      <style:text-properties officeooo:rsid="00346c7c" officeooo:paragraph-rsid="00346c7c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loext:graphic-properties draw:fill="solid" draw:fill-color="#cc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7cb7"/>
    </style:style>
    <style:style style:name="T2" style:family="text">
      <style:text-properties officeooo:rsid="001f461d"/>
    </style:style>
    <style:style style:name="T3" style:family="text">
      <style:text-properties officeooo:rsid="00251d06"/>
    </style:style>
    <style:style style:name="T4" style:family="text">
      <style:text-properties officeooo:rsid="00268e0e"/>
    </style:style>
    <style:style style:name="T5" style:family="text">
      <style:text-properties officeooo:rsid="0027f0e1"/>
    </style:style>
    <style:style style:name="T6" style:family="text">
      <style:text-properties officeooo:rsid="00299508"/>
    </style:style>
    <style:style style:name="T7" style:family="text">
      <style:text-properties officeooo:rsid="002e8acd"/>
    </style:style>
    <style:style style:name="T8" style:family="text">
      <style:text-properties officeooo:rsid="00351289"/>
    </style:style>
    <style:style style:name="T9" style:family="text"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textarea-horizontal-align="left" draw:textarea-vertical-align="middle" draw:auto-grow-height="false" draw:fit-to-size="false" fo:min-height="8.419cm" fo:min-width="15.776cm" fo:padding-top="0.131cm" fo:padding-bottom="0.131cm" fo:padding-left="0.25cm" fo:padding-right="0.25cm" fo:wrap-option="wrap" draw:shadow="hidden" draw:shadow-offset-x="0.305cm" draw:shadow-offset-y="0.305cm" draw:shadow-color="#808080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draw:text-style-name="P12" svg:width="16.276cm" svg:height="8.679cm" svg:x="0.66cm" svg:y="0.293cm"><text:p text:style-name="P11"><text:span text:style-name="T9">Mechanisch Erfgoed Centrum</text:span></text:p><draw:enhanced-geometry svg:viewBox="0 0 21600 21600" draw:extrusion="false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8">Apple <text:span text:style-name="T1">iMac G3</text:span></text:p>
      <text:p text:style-name="P1">Jaar: <text:span text:style-name="T4">2000</text:span></text:p>
      <text:p text:style-name="P4">Kleuruitvoering: <text:span text:style-name="T3">Indigo</text:span></text:p>
      <text:p text:style-name="P5">Besturingssysteem: Mac OS 9.<text:span text:style-name="T4">0.4, 9.1 of Mac OS X 10.0.4 Cheetah</text:span></text:p>
      <text:p text:style-name="P1"/>
      <text:p text:style-name="P1">Processor: <text:span text:style-name="T1">PowerPC 750, 750CX of 750CXe</text:span></text:p>
      <text:p text:style-name="P1">Aantal kernen: 1</text:p>
      <text:p text:style-name="P1">Kloksnelheid processor: <text:span text:style-name="T4">350, 400, 450</text:span> <text:span text:style-name="T4">of 500 </text:span>MHz</text:p>
      <text:p text:style-name="P9">A<text:span text:style-name="T7">antal bits: 32</text:span></text:p>
      <text:p text:style-name="P10">Familie processor: PowerPC 7xx</text:p>
      <text:p text:style-name="P1"/>
      <text:p text:style-name="P5">Videokaart: ATI Rage <text:span text:style-name="T5">128 Pro / 128 Ultra</text:span></text:p>
      <text:p text:style-name="P5">Videogeheugen: <text:span text:style-name="T5">8 / 16</text:span> MB</text:p>
      <text:p text:style-name="P5">Beeldscherm: 15 inch beeldbuis</text:p>
      <text:p text:style-name="P6">Resolutie: 1024 x 768 pixels</text:p>
      <text:p text:style-name="P2"/>
      <text:p text:style-name="P2">Hoeveelheid RAM-geheugen: <text:span text:style-name="T4">64, 128 of 256</text:span> <text:span text:style-name="T2">MB, uitbereidbaar tot 512 MB, mogelijk onofficieel uitbereidbaar tot 1 GB</text:span></text:p>
      <text:p text:style-name="P5">Grootte harde schijf: <text:span text:style-name="T5">7, 10, 20, 30, 40 of 60</text:span> GB, <text:span text:style-name="T6">uitbereidbaar tot 128 GB</text:span></text:p>
      <text:p text:style-name="P5">Snelheid harde schijf: 5400 toeren per minuut</text:p>
      <text:p text:style-name="P5">Externe media: <text:span text:style-name="T6">cd</text:span>-speler, <text:span text:style-name="T6">cd-speler/brander of dvd-speler</text:span> ingebouwd, andere accessoires ook leverbaar</text:p>
      <text:p text:style-name="P5">Snelheid <text:span text:style-name="T6">cd</text:span>-speler: 24x</text:p>
      <text:p text:style-name="P7">Snelheid dvd-speler: 4x</text:p>
      <text:p text:style-name="P5"/>
      <text:p text:style-name="P5">Internetverbinding: 10/100 BASE-T Ethernet en 56 <text:span text:style-name="T8">kilobit per seconde (7 kB per seconde)</text:span> mod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6:42:01.416000000</meta:creation-date>
    <dc:date>2017-01-18T18:31:13.054000000</dc:date>
    <meta:editing-duration>PT2H59M30S</meta:editing-duration>
    <meta:editing-cycles>24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0" meta:word-count="134" meta:character-count="852" meta:non-whitespace-character-count="738"/>
  </office:meta>
</office:document-meta>
</file>